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eab56" officeooo:paragraph-rsid="001eab56"/>
    </style:style>
    <style:style style:name="P2" style:family="paragraph" style:parent-style-name="Text_20_body">
      <style:text-properties officeooo:paragraph-rsid="001eab56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/>
      <style:text-properties officeooo:rsid="001dcee7" officeooo:paragraph-rsid="001dcee7"/>
    </style:style>
    <style:style style:name="P5" style:family="paragraph" style:parent-style-name="Text_20_body">
      <style:paragraph-properties fo:margin-top="0cm" fo:margin-bottom="0cm" loext:contextual-spacing="false"/>
      <style:text-properties officeooo:rsid="001ec32b" officeooo:paragraph-rsid="001ec32b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Text_20_body" style:list-style-name="L1">
      <style:paragraph-properties fo:margin-top="0cm" fo:margin-bottom="0cm" loext:contextual-spacing="false"/>
      <style:text-properties officeooo:paragraph-rsid="001dcee7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officeooo:paragraph-rsid="001eab56"/>
    </style:style>
    <style:style style:name="P10" style:family="paragraph" style:parent-style-name="Text_20_body" style:list-style-name="L1">
      <style:paragraph-properties fo:margin-top="0cm" fo:margin-bottom="0cm" loext:contextual-spacing="false"/>
      <style:text-properties officeooo:rsid="001dcee7" officeooo:paragraph-rsid="001dcee7"/>
    </style:style>
    <style:style style:name="P11" style:family="paragraph" style:parent-style-name="Text_20_body" style:list-style-name="L1">
      <style:paragraph-properties fo:margin-top="0cm" fo:margin-bottom="0cm" loext:contextual-spacing="false"/>
      <style:text-properties officeooo:rsid="001dcee7" officeooo:paragraph-rsid="001ec32b"/>
    </style:style>
    <style:style style:name="T1" style:family="text">
      <style:text-properties officeooo:rsid="001dcee7"/>
    </style:style>
    <style:style style:name="T2" style:family="text">
      <style:text-properties officeooo:rsid="001eab56"/>
    </style:style>
    <style:style style:name="T3" style:family="text">
      <style:text-properties officeooo:rsid="001ec32b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ec32b" style:font-style-asian="normal" style:font-style-complex="normal"/>
    </style:style>
    <style:style style:name="T6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heodor Marius Wienert <text:s/>Websec TextTwist Clone 24<text:span text:style-name="T6">th</text:span> of September 2019</text:p>
      <text:p text:style-name="P5"/>
      <text:list xml:id="list888890082" text:style-name="L1">
        <text:list-item>
          <text:p text:style-name="P7">What is your project? </text:p>
        </text:list-item>
      </text:list>
      <text:p text:style-name="P3"/>
      <text:list xml:id="list41659886211877" text:continue-numbering="true" text:style-name="L1">
        <text:list-header>
          <text:p text:style-name="P10">My project is a simple text twist clone</text:p>
          <text:p text:style-name="P10"/>
        </text:list-header>
        <text:list-item>
          <text:p text:style-name="P7">Give me step by step instructions to get it running. (This might involve sharing execute ability on a cloud9 space with 'AndyNovo'.) </text:p>
          <text:p text:style-name="P7"/>
          <text:p text:style-name="P7"><text:span text:style-name="T1">go to </text:span><text:a xlink:type="simple" xlink:href="https://ssccrrabbllees.herokuapp.com/" text:style-name="Internet_20_link" text:visited-style-name="Visited_20_Internet_20_Link">https://ssccrrabbllees.herokuapp.com/</text:a></text:p>
          <text:p text:style-name="P11">the code is here <text:a xlink:type="simple" xlink:href="https://github.com/theodorun/heroku-play" text:style-name="Internet_20_link" text:visited-style-name="Visited_20_Internet_20_Link">https://github.com/theodorun/heroku-play</text:a> <text:span text:style-name="T3">(based on the </text:span>heroku-<text:span text:style-name="T3">play you provided)</text:span></text:p>
          <text:p text:style-name="P10"/>
        </text:list-item>
        <text:list-item>
          <text:p text:style-name="P8">Who did you work with? If part of a group, how would you describe your role?</text:p>
          <text:p text:style-name="P8"/>
          <text:p text:style-name="P10">I worked alone.</text:p>
          <text:p text:style-name="P10"/>
        </text:list-item>
        <text:list-item>
          <text:p text:style-name="P7">How many hours did you work on this? </text:p>
          <text:p text:style-name="P7"/>
          <text:p text:style-name="P10">About <text:span text:style-name="T3">25</text:span></text:p>
          <text:p text:style-name="P10"/>
        </text:list-item>
        <text:list-item>
          <text:p text:style-name="P7">List your "a-ha" moments. (When something useful clicked for you.) </text:p>
          <text:p text:style-name="P7"/>
          <text:p text:style-name="P10">My biggest aha moment was when I finally got the PHP running and understood how the permutation of the string worked.</text:p>
          <text:p text:style-name="P10"><text:s/></text:p>
        </text:list-item>
        <text:list-item>
          <text:p text:style-name="P9">What parts of your project do you wish to improve? How many hours do you estimate your improvements will take?</text:p>
          <text:p text:style-name="P9"><text:s/></text:p>
          <text:p text:style-name="P10">The design (5 hours)</text:p>
          <text:p text:style-name="P10"/>
        </text:list-item>
      </text:list>
      <text:p text:style-name="P4"><text:tab/>A user login which tracks the score instead of a cookie (5 hours)</text:p>
      <text:p text:style-name="P4"/>
      <text:list xml:id="list41659329270882" text:continue-numbering="true" text:style-name="L1">
        <text:list-item>
          <text:p text:style-name="P6">What is your overall impression of the experience? Which skills do you want to keep in your future? </text:p>
        </text:list-item>
      </text:list>
      <text:p text:style-name="P1"><text:tab/>I really liked to build the application, I could advance my skills in JS and HTML and used <text:tab/>PHP for the first time. </text:p>
      <text:p text:style-name="P1"><text:tab/>I definitely want to remember how the <text:span text:style-name="T1">permutation </text:span>function<text:span text:style-name="T1"> </text:span>is working, as well I think its <text:tab/>quite important to know JS. I definitely will invest some more of my free time to build a <text:tab/>login <text:s/>and some more features so I can add the project to my portfolio. </text:p>
      <text:p text:style-name="P1"/>
      <text:p text:style-name="P1"/>
      <text:p text:style-name="P1"/>
      <text:p text:style-name="P1"><text:soft-page-break/></text:p>
      <text:p text:style-name="P1"/>
      <text:p text:style-name="P1"><text:tab/>In general I like to work on Projects because, every time I work on one , I get better in: </text:p>
      <text:p text:style-name="P1"><text:tab/><text:span text:style-name="T3">1) </text:span>Making a mock up for the general logic;</text:p>
      <text:p text:style-name="P1"><text:s/><text:tab/><text:span text:style-name="T3">2) googling</text:span> <text:span text:style-name="T3">(</text:span>fast<text:span text:style-name="T3">)</text:span> the needed code snippets and make a useful code out of them </text:p>
      <text:p text:style-name="P2"><text:span text:style-name="T2"><text:tab/>these are probably (for me) </text:span>the <text:span text:style-name="T4">most </text:span><text:span text:style-name="Emphasis"><text:span text:style-name="T4">useful </text:span></text:span><text:span text:style-name="Emphasis"><text:span text:style-name="T5">skills, because they are not bounded to a certain <text:tab/>programming languag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3:39:05.571267558</meta:creation-date>
    <dc:date>2019-09-24T04:16:58.587902285</dc:date>
    <meta:editing-duration>PT7M</meta:editing-duration>
    <meta:editing-cycles>3</meta:editing-cycles>
    <meta:generator>LibreOffice/6.2.6.2$Linux_X86_64 LibreOffice_project/20$Build-2</meta:generator>
    <meta:document-statistic meta:table-count="0" meta:image-count="0" meta:object-count="0" meta:page-count="2" meta:paragraph-count="24" meta:word-count="314" meta:character-count="1741" meta:non-whitespace-character-count="1431"/>
  </office:meta>
</office:document-meta>
</file>